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" style:family="table">
      <style:table-properties style:width="16.499cm" fo:margin-top="0cm" fo:margin-bottom="0cm" table:align="margins" style:writing-mode="lr-tb"/>
    </style:style>
    <style:style style:name="Table1.A" style:family="table-column">
      <style:table-column-properties style:column-width="16.499cm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499cm" fo:margin-top="0cm" fo:margin-bottom="0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cm" style:rel-column-width="32768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499cm" fo:margin-top="0cm" fo:margin-bottom="0cm" table:align="margins" style:writing-mode="lr-tb"/>
    </style:style>
    <style:style style:name="Table2.A" style:family="table-column">
      <style:table-column-properties style:column-width="5.623cm" style:rel-column-width="22337*"/>
    </style:style>
    <style:style style:name="Table2.B" style:family="table-column">
      <style:table-column-properties style:column-width="4.879cm" style:rel-column-width="19381*"/>
    </style:style>
    <style:style style:name="Table2.C" style:family="table-column">
      <style:table-column-properties style:column-width="5.995cm" style:rel-column-width="23817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3" style:family="paragraph" style:parent-style-name="Table_20_Contents">
      <loext:graphic-properties draw:fill="none"/>
      <style:paragraph-properties fo:margin-left="0cm" fo:margin-right="0.199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5" style:family="paragraph" style:parent-style-name="Table_20_Contents">
      <loext:graphic-properties draw:fill="none"/>
      <style:paragraph-properties fo:margin-left="0.199cm" fo:margin-right="0.199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6" style:family="paragraph" style:parent-style-name="Table_20_Contents">
      <loext:graphic-properties draw:fill="none"/>
      <style:paragraph-properties fo:margin-left="0.199cm" fo:margin-right="0cm" fo:margin-top="0cm" fo:margin-bottom="0.282cm" style:contextual-spacing="false" fo:line-height="12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fo:language="pt" fo:country="BR" officeooo:paragraph-rsid="003294f2"/>
    </style:style>
    <style:style style:name="P7" style:family="paragraph" style:parent-style-name="Standard">
      <style:text-properties fo:language="pt" fo:country="BR" officeooo:paragraph-rsid="003294f2"/>
    </style:style>
    <style:style style:name="P8" style:family="paragraph" style:parent-style-name="caption">
      <style:text-properties fo:language="pt" fo:country="BR" officeooo:paragraph-rsid="003294f2"/>
    </style:style>
    <style:style style:name="P9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0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rsid="00325789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paragraph-rsid="003294f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3294f2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17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18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9" style:family="paragraph" style:parent-style-name="Standard" style:master-page-name="Standard">
      <style:paragraph-properties style:page-number="1"/>
      <style:text-properties fo:language="pt" fo:country="BR" officeooo:paragraph-rsid="003294f2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19"><text:text-input text:description="">{% for row in to_table(pics, n_cols) %}</text:text-input></text:p>
      <text:p text:style-name="P7"><text:text-input text:description="">{% if row|count == 1 %}</text:text-input></text:p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13"><text:text-input text:description="before::table-row">{% if show_table_caption %}</text:text-input></text:p>
              <text:p text:style-name="P8">Tabela <text:sequence text:ref-name="refTabela0" text:name="Tabela" text:formula="ooow:Tabela+1" style:num-format="1">1</text:sequence>– <text:text-input text:description="">{{ caption }}</text:text-input><text:s/></text:p>
              <text:p text:style-name="P14"><text:text-input text:description="after::table-row">{% endif %}</text:text-input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1"><text:span text:style-name="T6"><text:text-input text:description="paragraph">{% if row.0.caption %}</text:text-input></text:span><text:s/></text:p>
            <text:p text:style-name="P12">Foto <text:sequence text:ref-name="refFoto0" text:name="Foto" text:formula="ooow:Foto+1" style:num-format="1">1</text:sequence><text:s/>– <text:text-input text:description="">{{ row.0.caption }}</text:text-input></text:p>
            <text:p text:style-name="P15"><text:text-input text:description="">{% endif %}</text:text-input></text:p>
            <text:p text:style-name="P3"><text:text-input text:description="">{{ image(row.0.path, row.0.width) }}</text:text-input></text:p>
          </table:table-cell>
        </table:table-row>
      </table:table>
      <text:p text:style-name="P7"/>
      <text:p text:style-name="P7"><text:text-input text:description="">{% elif row|count == 2 %}</text:text-input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P14"><text:text-input text:description="before::table-row">{% if show_table_caption %}</text:text-input></text:p>
              <text:p text:style-name="P8">Tabela <text:sequence text:ref-name="refTabela1" text:name="Tabela" text:formula="ooow:Tabela+1" style:num-format="1">2</text:sequence>– <text:text-input text:description="">{{ caption }} </text:text-input><text:s/></text:p>
              <text:p text:style-name="P14"><text:text-input text:description="after::table-row">{% endif %}</text:text-input></text:p>
            </table:table-cell>
            <table:covered-table-cell/>
          </table:table-row>
        </table:table-header-rows>
        <table:table-row table:style-name="Table3.1">
          <table:table-cell table:style-name="Table3.A1" office:value-type="string">
            <text:p text:style-name="P11"><text:span text:style-name="T6"><text:text-input text:description="paragraph">{% if row.0.caption %}</text:text-input></text:span><text:s/></text:p>
            <text:p text:style-name="P12">Foto <text:sequence text:ref-name="refFoto1" text:name="Foto" text:formula="ooow:Foto+1" style:num-format="1">2</text:sequence><text:s/>– <text:text-input text:description="">{{ row.0.caption }}</text:text-input></text:p>
            <text:p text:style-name="P15"><text:text-input text:description="">{% endif %}</text:text-input></text:p>
            <text:p text:style-name="P4"><text:text-input text:description="">{{ image(row.0.path, row.0.width) }}</text:text-input></text:p>
          </table:table-cell>
          <table:table-cell table:style-name="Table3.A1" office:value-type="string">
            <text:p text:style-name="P11"><text:span text:style-name="T6"><text:text-input text:description="paragraph">{% if row.1.caption %}</text:text-input></text:span><text:s/></text:p>
            <text:p text:style-name="P12">Foto <text:sequence text:ref-name="refFoto2" text:name="Foto" text:formula="ooow:Foto+1" style:num-format="1">3</text:sequence><text:s/>– <text:text-input text:description="">{{ row.1.caption }}</text:text-input></text:p>
            <text:p text:style-name="P15"><text:text-input text:description="">{% endif %}</text:text-input></text:p>
            <text:p text:style-name="P5"><text:text-input text:description="">{{ image(row.1.path, row.1.width) }}</text:text-input></text:p>
          </table:table-cell>
        </table:table-row>
      </table:table>
      <text:p text:style-name="P7"/>
      <text:p text:style-name="P7"><text:text-input text:description="">{% elif row|count == 3 %}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table:number-columns-spanned="3" office:value-type="string">
              <text:p text:style-name="P14"><text:text-input text:description="before::table-row">{% if caption %}</text:text-input></text:p>
              <text:p text:style-name="P8">Tabela <text:sequence text:ref-name="refTabela2" text:name="Tabela" text:formula="ooow:Tabela+1" style:num-format="1">3</text:sequence><text:s/>– <text:text-input text:description="">{{ caption }} </text:text-input><text:s/></text:p>
              <text:p text:style-name="P14"><text:text-input text:description="after::table-row">{% endif %}</text:text-input></text:p>
            </table:table-cell>
            <table:covered-table-cell/>
            <table:covered-table-cell/>
          </table:table-row>
        </table:table-header-rows>
        <table:table-row table:style-name="Table2.1">
          <table:table-cell table:style-name="Table2.A1" office:value-type="string">
            <text:p text:style-name="P11"><text:span text:style-name="T6"><text:text-input text:description="paragraph">{% if row.0.caption %}</text:text-input></text:span><text:s/></text:p>
            <text:p text:style-name="P12">Foto <text:sequence text:ref-name="refFoto3" text:name="Foto" text:formula="ooow:Foto+1" style:num-format="1">4</text:sequence><text:s/>– <text:text-input text:description="">{{ row.0.caption }}</text:text-input></text:p>
            <text:p text:style-name="P15"><text:text-input text:description="">{% endif %}</text:text-input></text:p>
            <text:p text:style-name="P4"><text:text-input text:description="">{{ image(row.0.path, row.0.width) }}</text:text-input></text:p>
          </table:table-cell>
          <table:table-cell table:style-name="Table2.A1" office:value-type="string">
            <text:p text:style-name="P11"><text:span text:style-name="T6"><text:text-input text:description="paragraph">{% if row.1.caption %}</text:text-input></text:span><text:s/></text:p>
            <text:p text:style-name="P12">Foto <text:sequence text:ref-name="refFoto4" text:name="Foto" text:formula="ooow:Foto+1" style:num-format="1">5</text:sequence><text:s/>– <text:text-input text:description="">{{ row.1.caption }}</text:text-input></text:p>
            <text:p text:style-name="P15"><text:text-input text:description="">{% endif %}</text:text-input></text:p>
            <text:p text:style-name="P6"><text:text-input text:description="">{{ image(row.1.path, row.1.width) }}</text:text-input></text:p>
          </table:table-cell>
          <table:table-cell table:style-name="Table2.A1" office:value-type="string">
            <text:p text:style-name="P11"><text:span text:style-name="T6"><text:text-input text:description="paragraph">{% if row.1.caption %}</text:text-input></text:span><text:s/></text:p>
            <text:p text:style-name="P12">Foto <text:sequence text:ref-name="refFoto5" text:name="Foto" text:formula="ooow:Foto+1" style:num-format="1">6</text:sequence><text:s/>– <text:text-input text:description="">{{ row.2.caption }}</text:text-input></text:p>
            <text:p text:style-name="P15"><text:text-input text:description="">{% endif %}</text:text-input></text:p>
            <text:p text:style-name="P5"><text:text-input text:description="">{{ image(row.2.path, row.2.width) }}</text:text-input></text:p>
          </table:table-cell>
        </table:table-row>
      </table:table>
      <text:p text:style-name="P7"/>
      <text:p text:style-name="P7"><text:text-input text:description="">{% endif %}</text:text-input></text:p>
      <text:p text:style-name="P7"><text:text-input text:description="paragraph">{% endfor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ela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1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3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5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>RG 2562/2022 - LINF/ICLR</text:p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94</meta:editing-cycles>
    <meta:creation-date>2020-03-19T15:00:00</meta:creation-date>
    <dc:date>2024-10-14T10:19:55.169000000</dc:date>
    <meta:editing-duration>PT5H37M38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49" meta:word-count="287" meta:character-count="1328" meta:non-whitespace-character-count="1142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